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4.722cm"/>
    </style:style>
    <style:style style:name="co4" style:family="table-column">
      <style:table-column-properties fo:break-before="auto" style:column-width="5.304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4.249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4.106cm"/>
    </style:style>
    <style:style style:name="co10" style:family="table-column">
      <style:table-column-properties fo:break-before="auto" style:column-width="7.5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 Black1" fo:font-size="14pt"/>
    </style:style>
    <style:style style:name="ce2" style:family="table-cell" style:parent-style-name="Default" style:data-style-name="N2">
      <style:text-properties style:font-name="Arial Black1" fo:font-size="14pt"/>
    </style:style>
    <style:style style:name="ce3" style:family="table-cell" style:parent-style-name="Default">
      <style:table-cell-properties fo:background-color="#ffff00"/>
      <style:text-properties style:font-name="Arial Black1" fo:font-size="14pt"/>
    </style:style>
    <style:style style:name="ce4" style:family="table-cell" style:parent-style-name="Default" style:data-style-name="N1">
      <style:table-cell-properties fo:background-color="#ffff00"/>
      <style:text-properties style:font-name="Arial Black1" fo:font-size="14pt"/>
    </style:style>
    <style:style style:name="ce5" style:family="table-cell" style:parent-style-name="Default" style:data-style-name="N2">
      <style:table-cell-properties fo:background-color="#99ff66"/>
      <style:text-properties style:font-name="Arial Black1" fo:font-size="14pt"/>
    </style:style>
    <style:style style:name="ce6" style:family="table-cell" style:parent-style-name="Default">
      <style:table-cell-properties fo:background-color="#ff6600"/>
      <style:text-properties style:font-name="Arial Black1" fo:font-size="14pt"/>
    </style:style>
    <style:style style:name="ce7" style:family="table-cell" style:parent-style-name="Default" style:data-style-name="N1">
      <style:table-cell-properties fo:background-color="#ff6600"/>
      <style:text-properties style:font-name="Arial Black1" fo:font-size="14pt"/>
    </style:style>
    <style:style style:name="ce8" style:family="table-cell" style:parent-style-name="Default" style:data-style-name="N2">
      <style:table-cell-properties fo:background-color="#ff6600"/>
      <style:text-properties style:font-name="Arial Black1" fo:font-size="14pt"/>
    </style:style>
    <style:style style:name="ce9" style:family="table-cell" style:parent-style-name="Default" style:data-style-name="N1">
      <style:text-properties style:font-name="Arial Black1" fo:font-size="14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Arial Black1" fo:font-size="14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ccff"/>
      <style:text-properties style:font-name="Arial Black1" fo:font-size="14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Arial Black" fo:font-size="14pt" fo:language="de" fo:country="DE" fo:font-style="normal" fo:text-shadow="none" style:text-underline-style="none" fo:font-weight="900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9"/>
        <table:table-column table:style-name="co8" table:default-cell-style-name="ce2"/>
        <table:table-column table:style-name="co9" table:default-cell-style-name="ce2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1" table:default-cell-style-name="ce1"/>
        <table:table-column table:style-name="co1" table:number-columns-repeated="1012" table:default-cell-style-name="Default"/>
        <table:table-row table:style-name="ro2">
          <table:table-cell office:value-type="string">
            <text:p>1.12009</text:p>
          </table:table-cell>
          <table:table-cell table:style-name="ce1" office:value-type="string">
            <text:p>886kBq</text:p>
          </table:table-cell>
          <table:table-cell table:style-name="ce1" office:value-type="string">
            <text:p>Halbwertszeit</text:p>
          </table:table-cell>
          <table:table-cell table:style-name="ce1"/>
          <table:table-cell table:style-name="ce1" office:value-type="string">
            <text:p>5,272 Jahre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/>
          <table:table-cell table:style-name="ce1" table:number-columns-repeated="7"/>
          <table:table-cell/>
          <table:table-cell office:value-type="string">
            <text:p><text:s/></text:p>
          </table:table-cell>
          <table:table-cell table:number-columns-repeated="1014"/>
        </table:table-row>
        <table:table-row table:style-name="ro2">
          <table:table-cell office:value-type="string">
            <text:p>Zeit [min]</text:p>
          </table:table-cell>
          <table:table-cell table:style-name="ce3" office:value-type="string">
            <text:p>Nulleffekt [1/m]</text:p>
          </table:table-cell>
          <table:table-cell table:style-name="ce6" office:value-type="string">
            <text:p>Aluminum [1/min]</text:p>
          </table:table-cell>
          <table:table-cell table:style-name="ce6" office:value-type="string">
            <text:p>Aluminium</text:p>
          </table:table-cell>
          <table:table-cell table:style-name="ce6" office:value-type="string">
            <text:p>cm</text:p>
          </table:table-cell>
          <table:table-cell table:style-name="ce1" office:value-type="string">
            <text:p>Blei [1/min]</text:p>
          </table:table-cell>
          <table:table-cell table:style-name="ce1" office:value-type="string">
            <text:p>Blei </text:p>
          </table:table-cell>
          <table:table-cell table:style-name="ce1" office:value-type="string">
            <text:p>cm</text:p>
          </table:table-cell>
          <table:table-cell/>
          <table:table-cell table:style-name="ce11"/>
          <table:table-cell table:style-name="ce11" office:value-type="string">
            <text:p>Aktivität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float" office:value="82">
            <text:p>82</text:p>
          </table:table-cell>
          <table:table-cell table:style-name="ce7" office:value-type="float" office:value="820">
            <text:p>820</text:p>
          </table:table-cell>
          <table:table-cell table:style-name="ce8" table:formula="of:=[.C4]-[.B$21]" office:value-type="float" office:value="723.357142857143">
            <text:p>723,36</text:p>
          </table:table-cell>
          <table:table-cell table:style-name="ce8" office:value-type="float" office:value="0">
            <text:p>0,00</text:p>
          </table:table-cell>
          <table:table-cell office:value-type="float" office:value="830">
            <text:p>830</text:p>
          </table:table-cell>
          <table:table-cell table:formula="of:=[.F4]-[.B$21]" office:value-type="float" office:value="733.357142857143">
            <text:p>733,36</text:p>
          </table:table-cell>
          <table:table-cell office:value-type="float" office:value="0">
            <text:p>0,00</text:p>
          </table:table-cell>
          <table:table-cell/>
          <table:table-cell table:style-name="ce11" office:value-type="string">
            <text:p>n</text:p>
          </table:table-cell>
          <table:table-cell table:style-name="ce11" table:formula="of:=([.D4]+[.D5])/2" office:value-type="float" office:value="747.857142857143">
            <text:p>747,86</text:p>
          </table:table-cell>
          <table:table-cell table:number-columns-repeated="1013"/>
        </table:table-row>
        <table:table-row table:style-name="ro2">
          <table:table-cell table:formula="of:=[.A4]+1" office:value-type="float" office:value="2">
            <text:p>2</text:p>
          </table:table-cell>
          <table:table-cell table:style-name="ce4" office:value-type="float" office:value="87">
            <text:p>87</text:p>
          </table:table-cell>
          <table:table-cell table:style-name="ce7" office:value-type="float" office:value="869">
            <text:p>869</text:p>
          </table:table-cell>
          <table:table-cell table:style-name="ce8" table:formula="of:=[.C5]-[.B$21]" office:value-type="float" office:value="772.357142857143">
            <text:p>772,36</text:p>
          </table:table-cell>
          <table:table-cell table:style-name="ce8" office:value-type="float" office:value="0">
            <text:p>0,00</text:p>
          </table:table-cell>
          <table:table-cell office:value-type="float" office:value="865">
            <text:p>865</text:p>
          </table:table-cell>
          <table:table-cell table:formula="of:=[.F5]-[.B$21]" office:value-type="float" office:value="768.357142857143">
            <text:p>768,36</text:p>
          </table:table-cell>
          <table:table-cell office:value-type="float" office:value="0">
            <text:p>0,00</text:p>
          </table:table-cell>
          <table:table-cell/>
          <table:table-cell table:style-name="ce11" office:value-type="string">
            <text:p>T_halbe</text:p>
          </table:table-cell>
          <table:table-cell table:style-name="ce11" table:formula="of:=5.272/(365*24*60)" office:value-type="float" office:value="0.0000100304414003044">
            <text:p>0</text:p>
          </table:table-cell>
          <table:table-cell table:number-columns-repeated="1013"/>
        </table:table-row>
        <table:table-row table:style-name="ro2">
          <table:table-cell table:formula="of:=[.A5]+1" office:value-type="float" office:value="3">
            <text:p>3</text:p>
          </table:table-cell>
          <table:table-cell table:style-name="ce4" office:value-type="float" office:value="78">
            <text:p>78</text:p>
          </table:table-cell>
          <table:table-cell table:style-name="ce7" office:value-type="float" office:value="589">
            <text:p>589</text:p>
          </table:table-cell>
          <table:table-cell table:style-name="ce8" table:formula="of:=[.C6]-[.B$21]" office:value-type="float" office:value="492.357142857143">
            <text:p>492,36</text:p>
          </table:table-cell>
          <table:table-cell table:style-name="ce8" office:value-type="float" office:value="2.5">
            <text:p>2,50</text:p>
          </table:table-cell>
          <table:table-cell office:value-type="float" office:value="699">
            <text:p>699</text:p>
          </table:table-cell>
          <table:table-cell table:formula="of:=[.F6]-[.B$21]" office:value-type="float" office:value="602.357142857143">
            <text:p>602,36</text:p>
          </table:table-cell>
          <table:table-cell office:value-type="float" office:value="0.5">
            <text:p>0,50</text:p>
          </table:table-cell>
          <table:table-cell/>
          <table:table-cell table:style-name="ce11" office:value-type="string">
            <text:p>Lambda</text:p>
          </table:table-cell>
          <table:table-cell table:style-name="ce11" table:formula="of:=LN(2)/[.K5]" office:value-type="float" office:value="69104.3547235029">
            <text:p>69104,35</text:p>
          </table:table-cell>
          <table:table-cell table:number-columns-repeated="1013"/>
        </table:table-row>
        <table:table-row table:style-name="ro2">
          <table:table-cell table:formula="of:=[.A6]+1" office:value-type="float" office:value="4">
            <text:p>4</text:p>
          </table:table-cell>
          <table:table-cell table:style-name="ce4" office:value-type="float" office:value="92">
            <text:p>92</text:p>
          </table:table-cell>
          <table:table-cell table:style-name="ce7" office:value-type="float" office:value="610">
            <text:p>610</text:p>
          </table:table-cell>
          <table:table-cell table:style-name="ce8" table:formula="of:=[.C7]-[.B$21]" office:value-type="float" office:value="513.357142857143">
            <text:p>513,36</text:p>
          </table:table-cell>
          <table:table-cell table:style-name="ce8" office:value-type="float" office:value="2.5">
            <text:p>2,50</text:p>
          </table:table-cell>
          <table:table-cell office:value-type="float" office:value="647">
            <text:p>647</text:p>
          </table:table-cell>
          <table:table-cell table:formula="of:=[.F7]-[.B$21]" office:value-type="float" office:value="550.357142857143">
            <text:p>550,36</text:p>
          </table:table-cell>
          <table:table-cell office:value-type="float" office:value="0.5">
            <text:p>0,50</text:p>
          </table:table-cell>
          <table:table-cell/>
          <table:table-cell table:style-name="ce11" table:number-columns-repeated="2"/>
          <table:table-cell table:number-columns-repeated="1013"/>
        </table:table-row>
        <table:table-row table:style-name="ro2">
          <table:table-cell table:formula="of:=[.A7]+1" office:value-type="float" office:value="5">
            <text:p>5</text:p>
          </table:table-cell>
          <table:table-cell table:style-name="ce4" office:value-type="float" office:value="96">
            <text:p>96</text:p>
          </table:table-cell>
          <table:table-cell table:style-name="ce7" office:value-type="float" office:value="418">
            <text:p>418</text:p>
          </table:table-cell>
          <table:table-cell table:style-name="ce8" table:formula="of:=[.C8]-[.B$21]" office:value-type="float" office:value="321.357142857143">
            <text:p>321,36</text:p>
          </table:table-cell>
          <table:table-cell table:style-name="ce8" office:value-type="float" office:value="5">
            <text:p>5,00</text:p>
          </table:table-cell>
          <table:table-cell office:value-type="float" office:value="510">
            <text:p>510</text:p>
          </table:table-cell>
          <table:table-cell table:formula="of:=[.F8]-[.B$21]" office:value-type="float" office:value="413.357142857143">
            <text:p>413,36</text:p>
          </table:table-cell>
          <table:table-cell office:value-type="float" office:value="1">
            <text:p>1,00</text:p>
          </table:table-cell>
          <table:table-cell/>
          <table:table-cell table:style-name="ce11" office:value-type="string">
            <text:p>Aktivia</text:p>
          </table:table-cell>
          <table:table-cell table:style-name="ce11" table:formula="of:=[.K4]*[.K6]/(60*1000)" office:value-type="float" office:value="861.33642137509">
            <text:p>861,34</text:p>
          </table:table-cell>
          <table:table-cell table:number-columns-repeated="1013"/>
        </table:table-row>
        <table:table-row table:style-name="ro2">
          <table:table-cell table:formula="of:=[.A8]+1" office:value-type="float" office:value="6">
            <text:p>6</text:p>
          </table:table-cell>
          <table:table-cell table:style-name="ce4" office:value-type="float" office:value="93">
            <text:p>93</text:p>
          </table:table-cell>
          <table:table-cell table:style-name="ce7" office:value-type="float" office:value="436">
            <text:p>436</text:p>
          </table:table-cell>
          <table:table-cell table:style-name="ce8" table:formula="of:=[.C9]-[.B$21]" office:value-type="float" office:value="339.357142857143">
            <text:p>339,36</text:p>
          </table:table-cell>
          <table:table-cell table:style-name="ce8" office:value-type="float" office:value="5">
            <text:p>5,00</text:p>
          </table:table-cell>
          <table:table-cell office:value-type="float" office:value="486">
            <text:p>486</text:p>
          </table:table-cell>
          <table:table-cell table:formula="of:=[.F9]-[.B$21]" office:value-type="float" office:value="389.357142857143">
            <text:p>389,36</text:p>
          </table:table-cell>
          <table:table-cell office:value-type="float" office:value="1">
            <text:p>1,00</text:p>
          </table:table-cell>
          <table:table-cell table:number-columns-repeated="1016"/>
        </table:table-row>
        <table:table-row table:style-name="ro2">
          <table:table-cell table:formula="of:=[.A9]+1" office:value-type="float" office:value="7">
            <text:p>7</text:p>
          </table:table-cell>
          <table:table-cell table:style-name="ce4" office:value-type="float" office:value="104">
            <text:p>104</text:p>
          </table:table-cell>
          <table:table-cell table:style-name="ce7" office:value-type="float" office:value="324">
            <text:p>324</text:p>
          </table:table-cell>
          <table:table-cell table:style-name="ce8" table:formula="of:=[.C10]-[.B$21]" office:value-type="float" office:value="227.357142857143">
            <text:p>227,36</text:p>
          </table:table-cell>
          <table:table-cell table:style-name="ce8" office:value-type="float" office:value="7.5">
            <text:p>7,50</text:p>
          </table:table-cell>
          <table:table-cell office:value-type="float" office:value="391">
            <text:p>391</text:p>
          </table:table-cell>
          <table:table-cell table:formula="of:=[.F10]-[.B$21]" office:value-type="float" office:value="294.357142857143">
            <text:p>294,36</text:p>
          </table:table-cell>
          <table:table-cell office:value-type="float" office:value="1.5">
            <text:p>1,50</text:p>
          </table:table-cell>
          <table:table-cell table:number-columns-repeated="1016"/>
        </table:table-row>
        <table:table-row table:style-name="ro2">
          <table:table-cell table:formula="of:=[.A10]+1" office:value-type="float" office:value="8">
            <text:p>8</text:p>
          </table:table-cell>
          <table:table-cell table:style-name="ce4" office:value-type="float" office:value="113">
            <text:p>113</text:p>
          </table:table-cell>
          <table:table-cell table:style-name="ce7" office:value-type="float" office:value="340">
            <text:p>340</text:p>
          </table:table-cell>
          <table:table-cell table:style-name="ce8" table:formula="of:=[.C11]-[.B$21]" office:value-type="float" office:value="243.357142857143">
            <text:p>243,36</text:p>
          </table:table-cell>
          <table:table-cell table:style-name="ce8" office:value-type="float" office:value="7.5">
            <text:p>7,50</text:p>
          </table:table-cell>
          <table:table-cell office:value-type="float" office:value="394">
            <text:p>394</text:p>
          </table:table-cell>
          <table:table-cell table:formula="of:=[.F11]-[.B$21]" office:value-type="float" office:value="297.357142857143">
            <text:p>297,36</text:p>
          </table:table-cell>
          <table:table-cell office:value-type="float" office:value="1.5">
            <text:p>1,50</text:p>
          </table:table-cell>
          <table:table-cell table:number-columns-repeated="1016"/>
        </table:table-row>
        <table:table-row table:style-name="ro2">
          <table:table-cell table:formula="of:=[.A11]+1" office:value-type="float" office:value="9">
            <text:p>9</text:p>
          </table:table-cell>
          <table:table-cell table:style-name="ce4" office:value-type="float" office:value="99">
            <text:p>99</text:p>
          </table:table-cell>
          <table:table-cell table:style-name="ce7" office:value-type="float" office:value="248">
            <text:p>248</text:p>
          </table:table-cell>
          <table:table-cell table:style-name="ce8" table:formula="of:=[.C12]-[.B$21]" office:value-type="float" office:value="151.357142857143">
            <text:p>151,36</text:p>
          </table:table-cell>
          <table:table-cell table:style-name="ce8" office:value-type="float" office:value="10">
            <text:p>10,00</text:p>
          </table:table-cell>
          <table:table-cell office:value-type="float" office:value="337">
            <text:p>337</text:p>
          </table:table-cell>
          <table:table-cell table:formula="of:=[.F12]-[.B$21]" office:value-type="float" office:value="240.357142857143">
            <text:p>240,36</text:p>
          </table:table-cell>
          <table:table-cell office:value-type="float" office:value="2">
            <text:p>2,00</text:p>
          </table:table-cell>
          <table:table-cell table:number-columns-repeated="1016"/>
        </table:table-row>
        <table:table-row table:style-name="ro2">
          <table:table-cell table:formula="of:=[.A12]+1" office:value-type="float" office:value="10">
            <text:p>10</text:p>
          </table:table-cell>
          <table:table-cell table:style-name="ce4" office:value-type="float" office:value="97">
            <text:p>97</text:p>
          </table:table-cell>
          <table:table-cell table:style-name="ce7" office:value-type="float" office:value="239">
            <text:p>239</text:p>
          </table:table-cell>
          <table:table-cell table:style-name="ce8" table:formula="of:=[.C13]-[.B$21]" office:value-type="float" office:value="142.357142857143">
            <text:p>142,36</text:p>
          </table:table-cell>
          <table:table-cell table:style-name="ce8" office:value-type="float" office:value="10">
            <text:p>10,00</text:p>
          </table:table-cell>
          <table:table-cell office:value-type="float" office:value="348">
            <text:p>348</text:p>
          </table:table-cell>
          <table:table-cell table:formula="of:=[.F13]-[.B$21]" office:value-type="float" office:value="251.357142857143">
            <text:p>251,36</text:p>
          </table:table-cell>
          <table:table-cell office:value-type="float" office:value="2">
            <text:p>2,00</text:p>
          </table:table-cell>
          <table:table-cell table:number-columns-repeated="1016"/>
        </table:table-row>
        <table:table-row table:style-name="ro2">
          <table:table-cell table:formula="of:=[.A13]+1" office:value-type="float" office:value="11">
            <text:p>11</text:p>
          </table:table-cell>
          <table:table-cell table:style-name="ce4" office:value-type="float" office:value="94">
            <text:p>94</text:p>
          </table:table-cell>
          <table:table-cell table:style-name="ce7" office:value-type="float" office:value="241">
            <text:p>241</text:p>
          </table:table-cell>
          <table:table-cell table:style-name="ce8" table:formula="of:=[.C14]-[.B$21]" office:value-type="float" office:value="144.357142857143">
            <text:p>144,36</text:p>
          </table:table-cell>
          <table:table-cell table:style-name="ce8" office:value-type="float" office:value="10">
            <text:p>10,00</text:p>
          </table:table-cell>
          <table:table-cell office:value-type="float" office:value="274">
            <text:p>274</text:p>
          </table:table-cell>
          <table:table-cell table:formula="of:=[.F14]-[.B$21]" office:value-type="float" office:value="177.357142857143">
            <text:p>177,36</text:p>
          </table:table-cell>
          <table:table-cell office:value-type="float" office:value="2.5">
            <text:p>2,50</text:p>
          </table:table-cell>
          <table:table-cell table:number-columns-repeated="1016"/>
        </table:table-row>
        <table:table-row table:style-name="ro2">
          <table:table-cell table:formula="of:=[.A14]+1" office:value-type="float" office:value="12">
            <text:p>12</text:p>
          </table:table-cell>
          <table:table-cell table:style-name="ce4" office:value-type="float" office:value="116">
            <text:p>116</text:p>
          </table:table-cell>
          <table:table-cell table:style-name="ce7" office:value-type="float" office:value="253">
            <text:p>253</text:p>
          </table:table-cell>
          <table:table-cell table:style-name="ce8" table:formula="of:=[.C15]-[.B$21]" office:value-type="float" office:value="156.357142857143">
            <text:p>156,36</text:p>
          </table:table-cell>
          <table:table-cell table:style-name="ce8" office:value-type="float" office:value="10">
            <text:p>10,00</text:p>
          </table:table-cell>
          <table:table-cell office:value-type="float" office:value="266">
            <text:p>266</text:p>
          </table:table-cell>
          <table:table-cell table:formula="of:=[.F15]-[.B$21]" office:value-type="float" office:value="169.357142857143">
            <text:p>169,36</text:p>
          </table:table-cell>
          <table:table-cell office:value-type="float" office:value="2.5">
            <text:p>2,50</text:p>
          </table:table-cell>
          <table:table-cell table:number-columns-repeated="1016"/>
        </table:table-row>
        <table:table-row table:style-name="ro2">
          <table:table-cell table:formula="of:=[.A15]+1" office:value-type="float" office:value="13">
            <text:p>13</text:p>
          </table:table-cell>
          <table:table-cell table:style-name="ce4" office:value-type="float" office:value="122">
            <text:p>122</text:p>
          </table:table-cell>
          <table:table-cell table:style-name="ce7" office:value-type="float" office:value="217">
            <text:p>217</text:p>
          </table:table-cell>
          <table:table-cell table:style-name="ce8" table:formula="of:=[.C16]-[.B$21]" office:value-type="float" office:value="120.357142857143">
            <text:p>120,36</text:p>
          </table:table-cell>
          <table:table-cell table:style-name="ce8" office:value-type="float" office:value="10">
            <text:p>10,00</text:p>
          </table:table-cell>
          <table:table-cell office:value-type="float" office:value="226">
            <text:p>226</text:p>
          </table:table-cell>
          <table:table-cell table:formula="of:=[.F16]-[.B$21]" office:value-type="float" office:value="129.357142857143">
            <text:p>129,36</text:p>
          </table:table-cell>
          <table:table-cell office:value-type="float" office:value="3">
            <text:p>3,00</text:p>
          </table:table-cell>
          <table:table-cell table:number-columns-repeated="1016"/>
        </table:table-row>
        <table:table-row table:style-name="ro2">
          <table:table-cell table:formula="of:=[.A16]+1" office:value-type="float" office:value="14">
            <text:p>14</text:p>
          </table:table-cell>
          <table:table-cell table:style-name="ce4" office:value-type="float" office:value="80">
            <text:p>80</text:p>
          </table:table-cell>
          <table:table-cell table:style-name="ce7" office:value-type="float" office:value="209">
            <text:p>209</text:p>
          </table:table-cell>
          <table:table-cell table:style-name="ce8" table:formula="of:=[.C17]-[.B$21]" office:value-type="float" office:value="112.357142857143">
            <text:p>112,36</text:p>
          </table:table-cell>
          <table:table-cell table:style-name="ce8" office:value-type="float" office:value="12.5">
            <text:p>12,50</text:p>
          </table:table-cell>
          <table:table-cell office:value-type="float" office:value="236">
            <text:p>236</text:p>
          </table:table-cell>
          <table:table-cell table:formula="of:=[.F17]-[.B$21]" office:value-type="float" office:value="139.357142857143">
            <text:p>139,36</text:p>
          </table:table-cell>
          <table:table-cell office:value-type="float" office:value="3">
            <text:p>3,00</text:p>
          </table:table-cell>
          <table:table-cell table:number-columns-repeated="1016"/>
        </table:table-row>
        <table:table-row table:style-name="ro2">
          <table:table-cell table:formula="of:=[.A17]+1" office:value-type="float" office:value="15">
            <text:p>15</text:p>
          </table:table-cell>
          <table:table-cell table:style-name="ce4" office:value-type="float" office:value="89">
            <text:p>89</text:p>
          </table:table-cell>
          <table:table-cell table:style-name="ce7" office:value-type="float" office:value="215">
            <text:p>215</text:p>
          </table:table-cell>
          <table:table-cell table:style-name="ce8" table:formula="of:=[.C18]-[.B$21]" office:value-type="float" office:value="118.357142857143">
            <text:p>118,36</text:p>
          </table:table-cell>
          <table:table-cell table:style-name="ce8" office:value-type="float" office:value="12.5">
            <text:p>12,50</text:p>
          </table:table-cell>
          <table:table-cell office:value-type="float" office:value="186">
            <text:p>186</text:p>
          </table:table-cell>
          <table:table-cell table:formula="of:=[.F18]-[.B$21]" office:value-type="float" office:value="89.3571428571429">
            <text:p>89,36</text:p>
          </table:table-cell>
          <table:table-cell office:value-type="float" office:value="3.5">
            <text:p>3,50</text:p>
          </table:table-cell>
          <table:table-cell table:number-columns-repeated="1016"/>
        </table:table-row>
        <table:table-row table:style-name="ro2">
          <table:table-cell table:formula="of:=[.A18]+1" office:value-type="float" office:value="16">
            <text:p>16</text:p>
          </table:table-cell>
          <table:table-cell/>
          <table:table-cell table:style-name="ce7" office:value-type="float" office:value="182">
            <text:p>182</text:p>
          </table:table-cell>
          <table:table-cell table:style-name="ce8" table:formula="of:=[.C19]-[.B$21]" office:value-type="float" office:value="85.3571428571429">
            <text:p>85,36</text:p>
          </table:table-cell>
          <table:table-cell table:style-name="ce8" office:value-type="float" office:value="12.5">
            <text:p>12,50</text:p>
          </table:table-cell>
          <table:table-cell office:value-type="float" office:value="190">
            <text:p>190</text:p>
          </table:table-cell>
          <table:table-cell table:formula="of:=[.F19]-[.B$21]" office:value-type="float" office:value="93.3571428571429">
            <text:p>93,36</text:p>
          </table:table-cell>
          <table:table-cell office:value-type="float" office:value="3.5">
            <text:p>3,50</text:p>
          </table:table-cell>
          <table:table-cell table:number-columns-repeated="1016"/>
        </table:table-row>
        <table:table-row table:style-name="ro2">
          <table:table-cell table:formula="of:=[.A19]+1" office:value-type="float" office:value="17">
            <text:p>17</text:p>
          </table:table-cell>
          <table:table-cell table:style-name="ce5" office:value-type="string">
            <text:p>Mittelwert</text:p>
          </table:table-cell>
          <table:table-cell table:style-name="ce7" office:value-type="float" office:value="193">
            <text:p>193</text:p>
          </table:table-cell>
          <table:table-cell table:style-name="ce8" table:formula="of:=[.C20]-[.B$21]" office:value-type="float" office:value="96.3571428571429">
            <text:p>96,36</text:p>
          </table:table-cell>
          <table:table-cell table:style-name="ce8" office:value-type="float" office:value="12.5">
            <text:p>12,50</text:p>
          </table:table-cell>
          <table:table-cell office:value-type="float" office:value="143">
            <text:p>143</text:p>
          </table:table-cell>
          <table:table-cell table:formula="of:=[.F20]-[.B$21]" office:value-type="float" office:value="46.3571428571429">
            <text:p>46,36</text:p>
          </table:table-cell>
          <table:table-cell office:value-type="float" office:value="4">
            <text:p>4,00</text:p>
          </table:table-cell>
          <table:table-cell table:number-columns-repeated="1016"/>
        </table:table-row>
        <table:table-row table:style-name="ro2">
          <table:table-cell table:formula="of:=[.A20]+1" office:value-type="float" office:value="18">
            <text:p>18</text:p>
          </table:table-cell>
          <table:table-cell table:style-name="ce5" table:formula="of:=AVERAGE([.B4:.B17])" office:value-type="float" office:value="96.6428571428571">
            <text:p>96,64</text:p>
          </table:table-cell>
          <table:table-cell table:style-name="ce7" office:value-type="float" office:value="209">
            <text:p>209</text:p>
          </table:table-cell>
          <table:table-cell table:style-name="ce8" table:formula="of:=[.C21]-[.B$21]" office:value-type="float" office:value="112.357142857143">
            <text:p>112,36</text:p>
          </table:table-cell>
          <table:table-cell table:style-name="ce8" office:value-type="float" office:value="12.5">
            <text:p>12,50</text:p>
          </table:table-cell>
          <table:table-cell office:value-type="float" office:value="153">
            <text:p>153</text:p>
          </table:table-cell>
          <table:table-cell table:formula="of:=[.F21]-[.B$21]" office:value-type="float" office:value="56.3571428571429">
            <text:p>56,36</text:p>
          </table:table-cell>
          <table:table-cell office:value-type="float" office:value="4">
            <text:p>4,00</text:p>
          </table:table-cell>
          <table:table-cell table:number-columns-repeated="1016"/>
        </table:table-row>
        <table:table-row table:style-name="ro2">
          <table:table-cell table:formula="of:=[.A21]+1" office:value-type="float" office:value="19">
            <text:p>19</text:p>
          </table:table-cell>
          <table:table-cell/>
          <table:table-cell table:style-name="ce7" office:value-type="float" office:value="143">
            <text:p>143</text:p>
          </table:table-cell>
          <table:table-cell table:style-name="ce8" table:formula="of:=[.C22]-[.B$21]" office:value-type="float" office:value="46.3571428571429">
            <text:p>46,36</text:p>
          </table:table-cell>
          <table:table-cell table:style-name="ce8" office:value-type="float" office:value="15">
            <text:p>15,00</text:p>
          </table:table-cell>
          <table:table-cell office:value-type="float" office:value="139">
            <text:p>139</text:p>
          </table:table-cell>
          <table:table-cell table:formula="of:=[.F22]-[.B$21]" office:value-type="float" office:value="42.3571428571429">
            <text:p>42,36</text:p>
          </table:table-cell>
          <table:table-cell office:value-type="float" office:value="4">
            <text:p>4,00</text:p>
          </table:table-cell>
          <table:table-cell table:number-columns-repeated="1016"/>
        </table:table-row>
        <table:table-row table:style-name="ro2">
          <table:table-cell table:formula="of:=[.A22]+1" office:value-type="float" office:value="20">
            <text:p>20</text:p>
          </table:table-cell>
          <table:table-cell/>
          <table:table-cell table:style-name="ce7" office:value-type="float" office:value="167">
            <text:p>167</text:p>
          </table:table-cell>
          <table:table-cell table:style-name="ce8" table:formula="of:=[.C23]-[.B$21]" office:value-type="float" office:value="70.3571428571429">
            <text:p>70,36</text:p>
          </table:table-cell>
          <table:table-cell table:style-name="ce8" office:value-type="float" office:value="15">
            <text:p>15,00</text:p>
          </table:table-cell>
          <table:table-cell office:value-type="float" office:value="151">
            <text:p>151</text:p>
          </table:table-cell>
          <table:table-cell table:formula="of:=[.F23]-[.B$21]" office:value-type="float" office:value="54.3571428571429">
            <text:p>54,36</text:p>
          </table:table-cell>
          <table:table-cell office:value-type="float" office:value="4">
            <text:p>4,00</text:p>
          </table:table-cell>
          <table:table-cell table:number-columns-repeated="1016"/>
        </table:table-row>
        <table:table-row table:style-name="ro2">
          <table:table-cell table:formula="of:=[.A23]+1" office:value-type="float" office:value="21">
            <text:p>21</text:p>
          </table:table-cell>
          <table:table-cell/>
          <table:table-cell table:style-name="ce7" office:value-type="float" office:value="172">
            <text:p>172</text:p>
          </table:table-cell>
          <table:table-cell table:style-name="ce8" table:formula="of:=[.C24]-[.B$21]" office:value-type="float" office:value="75.3571428571429">
            <text:p>75,36</text:p>
          </table:table-cell>
          <table:table-cell table:style-name="ce8" office:value-type="float" office:value="15">
            <text:p>15,00</text:p>
          </table:table-cell>
          <table:table-cell office:value-type="float" office:value="166">
            <text:p>166</text:p>
          </table:table-cell>
          <table:table-cell table:formula="of:=[.F24]-[.B$21]" office:value-type="float" office:value="69.3571428571429">
            <text:p>69,36</text:p>
          </table:table-cell>
          <table:table-cell office:value-type="float" office:value="4">
            <text:p>4,00</text:p>
          </table:table-cell>
          <table:table-cell table:number-columns-repeated="1016"/>
        </table:table-row>
        <table:table-row table:style-name="ro2">
          <table:table-cell table:formula="of:=[.A24]+1" office:value-type="float" office:value="22">
            <text:p>22</text:p>
          </table:table-cell>
          <table:table-cell table:formula="of:=122-96.36" office:value-type="float" office:value="25.64">
            <text:p>25,64</text:p>
          </table:table-cell>
          <table:table-cell table:style-name="ce7" office:value-type="float" office:value="171">
            <text:p>171</text:p>
          </table:table-cell>
          <table:table-cell table:style-name="ce8" table:formula="of:=[.C25]-[.B$21]" office:value-type="float" office:value="74.3571428571429">
            <text:p>74,36</text:p>
          </table:table-cell>
          <table:table-cell table:style-name="ce8" office:value-type="float" office:value="15">
            <text:p>15,00</text:p>
          </table:table-cell>
          <table:table-cell office:value-type="float" office:value="129">
            <text:p>129</text:p>
          </table:table-cell>
          <table:table-cell table:formula="of:=[.F25]-[.B$21]" office:value-type="float" office:value="32.3571428571429">
            <text:p>32,36</text:p>
          </table:table-cell>
          <table:table-cell office:value-type="float" office:value="4.5">
            <text:p>4,50</text:p>
          </table:table-cell>
          <table:table-cell table:number-columns-repeated="1016"/>
        </table:table-row>
        <table:table-row table:style-name="ro2">
          <table:table-cell table:formula="of:=[.A25]+1" office:value-type="float" office:value="23">
            <text:p>23</text:p>
          </table:table-cell>
          <table:table-cell table:formula="of:=78-96.36" office:value-type="float" office:value="-18.36">
            <text:p>-18,36</text:p>
          </table:table-cell>
          <table:table-cell table:style-name="ce7" office:value-type="float" office:value="182">
            <text:p>182</text:p>
          </table:table-cell>
          <table:table-cell table:style-name="ce8" table:formula="of:=[.C26]-[.B$21]" office:value-type="float" office:value="85.3571428571429">
            <text:p>85,36</text:p>
          </table:table-cell>
          <table:table-cell table:style-name="ce8" office:value-type="float" office:value="15">
            <text:p>15,00</text:p>
          </table:table-cell>
          <table:table-cell office:value-type="float" office:value="141">
            <text:p>141</text:p>
          </table:table-cell>
          <table:table-cell table:formula="of:=[.F26]-[.B$21]" office:value-type="float" office:value="44.3571428571429">
            <text:p>44,36</text:p>
          </table:table-cell>
          <table:table-cell office:value-type="float" office:value="4.5">
            <text:p>4,50</text:p>
          </table:table-cell>
          <table:table-cell table:number-columns-repeated="1016"/>
        </table:table-row>
        <table:table-row table:style-name="ro2">
          <table:table-cell table:formula="of:=[.A26]+1" office:value-type="float" office:value="24">
            <text:p>24</text:p>
          </table:table-cell>
          <table:table-cell/>
          <table:table-cell table:style-name="ce7" office:value-type="float" office:value="132">
            <text:p>132</text:p>
          </table:table-cell>
          <table:table-cell table:style-name="ce8" table:formula="of:=[.C27]-[.B$21]" office:value-type="float" office:value="35.3571428571429">
            <text:p>35,36</text:p>
          </table:table-cell>
          <table:table-cell table:style-name="ce8" office:value-type="float" office:value="17.5">
            <text:p>17,50</text:p>
          </table:table-cell>
          <table:table-cell office:value-type="float" office:value="144">
            <text:p>144</text:p>
          </table:table-cell>
          <table:table-cell table:formula="of:=[.F27]-[.B$21]" office:value-type="float" office:value="47.3571428571429">
            <text:p>47,36</text:p>
          </table:table-cell>
          <table:table-cell office:value-type="float" office:value="4.5">
            <text:p>4,50</text:p>
          </table:table-cell>
          <table:table-cell table:number-columns-repeated="1016"/>
        </table:table-row>
        <table:table-row table:style-name="ro2">
          <table:table-cell table:formula="of:=[.A27]+1" office:value-type="float" office:value="25">
            <text:p>25</text:p>
          </table:table-cell>
          <table:table-cell/>
          <table:table-cell table:style-name="ce7" office:value-type="float" office:value="160">
            <text:p>160</text:p>
          </table:table-cell>
          <table:table-cell table:style-name="ce8" table:formula="of:=[.C28]-[.B$21]" office:value-type="float" office:value="63.3571428571429">
            <text:p>63,36</text:p>
          </table:table-cell>
          <table:table-cell table:style-name="ce8" office:value-type="float" office:value="17.5">
            <text:p>17,50</text:p>
          </table:table-cell>
          <table:table-cell office:value-type="float" office:value="146">
            <text:p>146</text:p>
          </table:table-cell>
          <table:table-cell table:formula="of:=[.F28]-[.B$21]" office:value-type="float" office:value="49.3571428571429">
            <text:p>49,36</text:p>
          </table:table-cell>
          <table:table-cell office:value-type="float" office:value="4.5">
            <text:p>4,50</text:p>
          </table:table-cell>
          <table:table-cell table:number-columns-repeated="1016"/>
        </table:table-row>
        <table:table-row table:style-name="ro2">
          <table:table-cell table:formula="of:=[.A28]+1" office:value-type="float" office:value="26">
            <text:p>26</text:p>
          </table:table-cell>
          <table:table-cell/>
          <table:table-cell table:style-name="ce7" office:value-type="float" office:value="125">
            <text:p>125</text:p>
          </table:table-cell>
          <table:table-cell table:style-name="ce8" table:formula="of:=[.C29]-[.B$21]" office:value-type="float" office:value="28.3571428571429">
            <text:p>28,36</text:p>
          </table:table-cell>
          <table:table-cell table:style-name="ce8" office:value-type="float" office:value="17.5">
            <text:p>17,50</text:p>
          </table:table-cell>
          <table:table-cell office:value-type="float" office:value="146">
            <text:p>146</text:p>
          </table:table-cell>
          <table:table-cell table:formula="of:=[.F29]-[.B$21]" office:value-type="float" office:value="49.3571428571429">
            <text:p>49,36</text:p>
          </table:table-cell>
          <table:table-cell office:value-type="float" office:value="4.5">
            <text:p>4,50</text:p>
          </table:table-cell>
          <table:table-cell table:number-columns-repeated="1016"/>
        </table:table-row>
        <table:table-row table:style-name="ro2">
          <table:table-cell table:formula="of:=[.A29]+1" office:value-type="float" office:value="27">
            <text:p>27</text:p>
          </table:table-cell>
          <table:table-cell/>
          <table:table-cell table:style-name="ce7" office:value-type="float" office:value="160">
            <text:p>160</text:p>
          </table:table-cell>
          <table:table-cell table:style-name="ce8" table:formula="of:=[.C30]-[.B$21]" office:value-type="float" office:value="63.3571428571429">
            <text:p>63,36</text:p>
          </table:table-cell>
          <table:table-cell table:style-name="ce8" office:value-type="float" office:value="17.5">
            <text:p>17,50</text:p>
          </table:table-cell>
          <table:table-cell office:value-type="float" office:value="119">
            <text:p>119</text:p>
          </table:table-cell>
          <table:table-cell table:formula="of:=[.F30]-[.B$21]" office:value-type="float" office:value="22.3571428571429">
            <text:p>22,36</text:p>
          </table:table-cell>
          <table:table-cell office:value-type="float" office:value="5">
            <text:p>5,00</text:p>
          </table:table-cell>
          <table:table-cell table:number-columns-repeated="1016"/>
        </table:table-row>
        <table:table-row table:style-name="ro2">
          <table:table-cell table:formula="of:=[.A30]+1" office:value-type="float" office:value="28">
            <text:p>28</text:p>
          </table:table-cell>
          <table:table-cell/>
          <table:table-cell table:style-name="ce7" office:value-type="float" office:value="148">
            <text:p>148</text:p>
          </table:table-cell>
          <table:table-cell table:style-name="ce8" table:formula="of:=[.C31]-[.B$21]" office:value-type="float" office:value="51.3571428571429">
            <text:p>51,36</text:p>
          </table:table-cell>
          <table:table-cell table:style-name="ce8" office:value-type="float" office:value="17.5">
            <text:p>17,50</text:p>
          </table:table-cell>
          <table:table-cell office:value-type="float" office:value="133">
            <text:p>133</text:p>
          </table:table-cell>
          <table:table-cell table:formula="of:=[.F31]-[.B$21]" office:value-type="float" office:value="36.3571428571429">
            <text:p>36,36</text:p>
          </table:table-cell>
          <table:table-cell office:value-type="float" office:value="5">
            <text:p>5,00</text:p>
          </table:table-cell>
          <table:table-cell table:number-columns-repeated="1016"/>
        </table:table-row>
        <table:table-row table:style-name="ro2">
          <table:table-cell table:formula="of:=[.A31]+1" office:value-type="float" office:value="29">
            <text:p>29</text:p>
          </table:table-cell>
          <table:table-cell table:number-columns-repeated="4"/>
          <table:table-cell office:value-type="float" office:value="141">
            <text:p>141</text:p>
          </table:table-cell>
          <table:table-cell table:formula="of:=[.F32]-[.B$21]" office:value-type="float" office:value="44.3571428571429">
            <text:p>44,36</text:p>
          </table:table-cell>
          <table:table-cell office:value-type="float" office:value="5">
            <text:p>5,00</text:p>
          </table:table-cell>
          <table:table-cell table:number-columns-repeated="1016"/>
        </table:table-row>
        <table:table-row table:style-name="ro2">
          <table:table-cell table:formula="of:=[.A32]+1" office:value-type="float" office:value="30">
            <text:p>30</text:p>
          </table:table-cell>
          <table:table-cell table:number-columns-repeated="4"/>
          <table:table-cell office:value-type="float" office:value="137">
            <text:p>137</text:p>
          </table:table-cell>
          <table:table-cell table:formula="of:=[.F33]-[.B$21]" office:value-type="float" office:value="40.3571428571429">
            <text:p>40,36</text:p>
          </table:table-cell>
          <table:table-cell office:value-type="float" office:value="5">
            <text:p>5,00</text:p>
          </table:table-cell>
          <table:table-cell table:number-columns-repeated="1016"/>
        </table:table-row>
        <table:table-row table:style-name="ro2">
          <table:table-cell table:formula="of:=[.A33]+1" office:value-type="float" office:value="31">
            <text:p>31</text:p>
          </table:table-cell>
          <table:table-cell table:number-columns-repeated="4"/>
          <table:table-cell office:value-type="float" office:value="129">
            <text:p>129</text:p>
          </table:table-cell>
          <table:table-cell table:formula="of:=[.F34]-[.B$21]" office:value-type="float" office:value="32.3571428571429">
            <text:p>32,36</text:p>
          </table:table-cell>
          <table:table-cell office:value-type="float" office:value="5">
            <text:p>5,00</text:p>
          </table:table-cell>
          <table:table-cell table:number-columns-repeated="1016"/>
        </table:table-row>
        <table:table-row table:style-name="ro2">
          <table:table-cell table:formula="of:=[.A34]+1" office:value-type="float" office:value="32">
            <text:p>32</text:p>
          </table:table-cell>
          <table:table-cell table:number-columns-repeated="4"/>
          <table:table-cell office:value-type="float" office:value="109">
            <text:p>109</text:p>
          </table:table-cell>
          <table:table-cell table:formula="of:=[.F35]-[.B$21]" office:value-type="float" office:value="12.3571428571429">
            <text:p>12,36</text:p>
          </table:table-cell>
          <table:table-cell office:value-type="float" office:value="5.5">
            <text:p>5,50</text:p>
          </table:table-cell>
          <table:table-cell table:number-columns-repeated="1016"/>
        </table:table-row>
        <table:table-row table:style-name="ro2">
          <table:table-cell table:formula="of:=[.A35]+1" office:value-type="float" office:value="33">
            <text:p>33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f:=[.F36]-[.B$21]" office:value-type="float" office:value="31.3571428571429">
            <text:p>31,36</text:p>
          </table:table-cell>
          <table:table-cell office:value-type="float" office:value="5.5">
            <text:p>5,50</text:p>
          </table:table-cell>
          <table:table-cell table:number-columns-repeated="1016"/>
        </table:table-row>
        <table:table-row table:style-name="ro2">
          <table:table-cell table:formula="of:=[.A36]+1" office:value-type="float" office:value="34">
            <text:p>34</text:p>
          </table:table-cell>
          <table:table-cell table:number-columns-repeated="4"/>
          <table:table-cell office:value-type="float" office:value="108">
            <text:p>108</text:p>
          </table:table-cell>
          <table:table-cell table:formula="of:=[.F37]-[.B$21]" office:value-type="float" office:value="11.3571428571429">
            <text:p>11,36</text:p>
          </table:table-cell>
          <table:table-cell office:value-type="float" office:value="5.5">
            <text:p>5,50</text:p>
          </table:table-cell>
          <table:table-cell table:number-columns-repeated="1016"/>
        </table:table-row>
        <table:table-row table:style-name="ro2">
          <table:table-cell table:formula="of:=[.A37]+1" office:value-type="float" office:value="35">
            <text:p>35</text:p>
          </table:table-cell>
          <table:table-cell table:number-columns-repeated="4"/>
          <table:table-cell office:value-type="float" office:value="101">
            <text:p>101</text:p>
          </table:table-cell>
          <table:table-cell table:formula="of:=[.F38]-[.B$21]" office:value-type="float" office:value="4.35714285714286">
            <text:p>4,36</text:p>
          </table:table-cell>
          <table:table-cell office:value-type="float" office:value="5.5">
            <text:p>5,50</text:p>
          </table:table-cell>
          <table:table-cell table:number-columns-repeated="1016"/>
        </table:table-row>
        <table:table-row table:style-name="ro2">
          <table:table-cell table:formula="of:=[.A38]+1" office:value-type="float" office:value="36">
            <text:p>36</text:p>
          </table:table-cell>
          <table:table-cell table:number-columns-repeated="4"/>
          <table:table-cell office:value-type="float" office:value="95">
            <text:p>95</text:p>
          </table:table-cell>
          <table:table-cell table:formula="of:=[.F39]-[.B$21]" office:value-type="float" office:value="-1.64285714285714">
            <text:p>-1,64</text:p>
          </table:table-cell>
          <table:table-cell office:value-type="float" office:value="5.5">
            <text:p>5,50</text:p>
          </table:table-cell>
          <table:table-cell table:number-columns-repeated="1016"/>
        </table:table-row>
        <table:table-row table:style-name="ro2">
          <table:table-cell/>
          <table:table-cell table:style-name="ce1" table:number-columns-repeated="7"/>
          <table:table-cell table:number-columns-repeated="1016"/>
        </table:table-row>
        <table:table-row table:style-name="ro2">
          <table:table-cell/>
          <table:table-cell table:style-name="ce1" table:number-columns-repeated="7"/>
          <table:table-cell office:value-type="string">
            <text:p>Steigung</text:p>
          </table:table-cell>
          <table:table-cell office:value-type="string">
            <text:p>+/- Fehler</text:p>
          </table:table-cell>
          <table:table-cell office:value-type="string">
            <text:p>Delta Alpha</text:p>
          </table:table-cell>
          <table:table-cell/>
          <table:table-cell table:style-name="ce1" table:number-columns-repeated="3"/>
          <table:table-cell table:number-columns-repeated="1009"/>
        </table:table-row>
        <table:table-row table:style-name="ro3">
          <table:table-cell office:value-type="string">
            <text:p>Delta Z</text:p>
          </table:table-cell>
          <table:table-cell table:style-name="ce1" office:value-type="string">
            <text:p>Delta N</text:p>
          </table:table-cell>
          <table:table-cell table:style-name="ce1" office:value-type="string">
            <text:p>Delta Z_eff</text:p>
          </table:table-cell>
          <table:table-cell table:style-name="ce1" office:value-type="string">
            <text:p>Delta x_1/2</text:p>
          </table:table-cell>
          <table:table-cell table:style-name="ce1" office:value-type="string">
            <text:p>X_1/2</text:p>
          </table:table-cell>
          <table:table-cell table:style-name="ce1" table:number-columns-repeated="2"/>
          <table:table-cell table:style-name="ce1" office:value-type="string">
            <text:p>Alpha_Blei 1/t</text:p>
          </table:table-cell>
          <table:table-cell table:style-name="ce10" office:value-type="float" office:value="1.7297368094843">
            <text:p>1,73</text:p>
          </table:table-cell>
          <table:table-cell office:value-type="float" office:value="0.066671881969478">
            <text:p>0,07</text:p>
          </table:table-cell>
          <table:table-cell table:formula="of:=1/([.I42]-[.J42])" office:value-type="float" office:value="0.601299434228546">
            <text:p>0,6</text:p>
          </table:table-cell>
          <table:table-cell/>
          <table:table-cell table:style-name="ce1" table:number-columns-repeated="3"/>
          <table:table-cell table:number-columns-repeated="1009"/>
        </table:table-row>
        <table:table-row table:style-name="ro2">
          <table:table-cell table:style-name="ce2" table:formula="of:=SQRT([.D4])" office:value-type="float" office:value="26.8952996424495">
            <text:p>26,90</text:p>
          </table:table-cell>
          <table:table-cell table:formula="of:=122-96.36" office:value-type="float" office:value="25.64">
            <text:p>25,64</text:p>
          </table:table-cell>
          <table:table-cell table:formula="of:=[.A43]+[.B43]" office:value-type="float" office:value="52.5352996424495">
            <text:p>52,54</text:p>
          </table:table-cell>
          <table:table-cell table:formula="of:=LN(2)*( ([.I42])^2)*[.J42]" office:value-type="float" office:value="0.13827008514123">
            <text:p>0,14</text:p>
          </table:table-cell>
          <table:table-cell table:formula="of:=LN(2)*[.I42]" office:value-type="float" office:value="1.1989621926048">
            <text:p>1,20</text:p>
          </table:table-cell>
          <table:table-cell table:style-name="ce2"/>
          <table:table-cell table:number-columns-repeated="2"/>
          <table:table-cell table:style-name="ce2" table:number-columns-repeated="7"/>
          <table:table-cell table:style-name="ce13" table:number-columns-repeated="1009"/>
        </table:table-row>
        <table:table-row table:style-name="ro3">
          <table:table-cell table:style-name="ce2" table:formula="of:=SQRT([.D5])" office:value-type="float" office:value="27.7913141621108">
            <text:p>27,79</text:p>
          </table:table-cell>
          <table:table-cell table:formula="of:=122-96.36" office:value-type="float" office:value="25.64">
            <text:p>25,64</text:p>
          </table:table-cell>
          <table:table-cell table:formula="of:=[.A44]+[.B44]" office:value-type="float" office:value="53.4313141621109">
            <text:p>53,43</text:p>
          </table:table-cell>
          <table:table-cell table:number-columns-repeated="2"/>
          <table:table-cell table:style-name="ce2"/>
          <table:table-cell/>
          <table:table-cell office:value-type="string">
            <text:p>Alpha_Alu <text:s/>1/t</text:p>
          </table:table-cell>
          <table:table-cell table:style-name="ce10" office:value-type="float" office:value="4.81567127968">
            <text:p>4,82</text:p>
          </table:table-cell>
          <table:table-cell table:style-name="ce12" office:value-type="float" office:value="0.042432484516337">
            <text:p>0,04</text:p>
          </table:table-cell>
          <table:table-cell table:style-name="ce2" table:formula="of:=1/([.I44]-[.J44])" office:value-type="float" office:value="0.209501355979344">
            <text:p>0,21</text:p>
          </table:table-cell>
          <table:table-cell table:style-name="ce2" table:number-columns-repeated="4"/>
          <table:table-cell table:style-name="ce13" table:number-columns-repeated="1009"/>
        </table:table-row>
        <table:table-row table:style-name="ro2">
          <table:table-cell table:style-name="ce2" table:formula="of:=SQRT([.D6])" office:value-type="float" office:value="22.1891221741001">
            <text:p>22,19</text:p>
          </table:table-cell>
          <table:table-cell table:formula="of:=122-96.36" office:value-type="float" office:value="25.64">
            <text:p>25,64</text:p>
          </table:table-cell>
          <table:table-cell table:formula="of:=[.A45]+[.B45]" office:value-type="float" office:value="47.8291221741002">
            <text:p>47,83</text:p>
          </table:table-cell>
          <table:table-cell table:formula="of:=LN(2)*( ([.I44])^2)*[.J44]" office:value-type="float" office:value="0.682083573526783">
            <text:p>0,68</text:p>
          </table:table-cell>
          <table:table-cell table:formula="of:=LN(2)*[.I44]" office:value-type="float" office:value="3.3379689700137">
            <text:p>3,34</text:p>
          </table:table-cell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7])" office:value-type="float" office:value="22.6573860552612">
            <text:p>22,66</text:p>
          </table:table-cell>
          <table:table-cell table:formula="of:=122-96.36" office:value-type="float" office:value="25.64">
            <text:p>25,64</text:p>
          </table:table-cell>
          <table:table-cell table:formula="of:=[.A46]+[.B46]" office:value-type="float" office:value="48.2973860552612">
            <text:p>48,30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8])" office:value-type="float" office:value="17.9264369816521">
            <text:p>17,93</text:p>
          </table:table-cell>
          <table:table-cell table:formula="of:=122-96.36" office:value-type="float" office:value="25.64">
            <text:p>25,64</text:p>
          </table:table-cell>
          <table:table-cell table:formula="of:=[.A47]+[.B47]" office:value-type="float" office:value="43.5664369816521">
            <text:p>43,57</text:p>
          </table:table-cell>
          <table:table-cell table:number-columns-repeated="2"/>
          <table:table-cell table:style-name="ce2"/>
          <table:table-cell office:value-type="string">
            <text:p><text:s/></text:p>
          </table:table-cell>
          <table:table-cell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9])" office:value-type="float" office:value="18.4216487551235">
            <text:p>18,42</text:p>
          </table:table-cell>
          <table:table-cell table:formula="of:=122-96.36" office:value-type="float" office:value="25.64">
            <text:p>25,64</text:p>
          </table:table-cell>
          <table:table-cell table:formula="of:=[.A48]+[.B48]" office:value-type="float" office:value="44.0616487551235">
            <text:p>44,06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10])" office:value-type="float" office:value="15.0783667171595">
            <text:p>15,08</text:p>
          </table:table-cell>
          <table:table-cell table:formula="of:=122-96.36" office:value-type="float" office:value="25.64">
            <text:p>25,64</text:p>
          </table:table-cell>
          <table:table-cell table:formula="of:=[.A49]+[.B49]" office:value-type="float" office:value="40.7183667171595">
            <text:p>40,72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11])" office:value-type="float" office:value="15.5999084246396">
            <text:p>15,60</text:p>
          </table:table-cell>
          <table:table-cell table:formula="of:=122-96.36" office:value-type="float" office:value="25.64">
            <text:p>25,64</text:p>
          </table:table-cell>
          <table:table-cell table:formula="of:=[.A50]+[.B50]" office:value-type="float" office:value="41.2399084246396">
            <text:p>41,2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12])" office:value-type="float" office:value="12.3027290816771">
            <text:p>12,30</text:p>
          </table:table-cell>
          <table:table-cell table:formula="of:=122-96.36" office:value-type="float" office:value="25.64">
            <text:p>25,64</text:p>
          </table:table-cell>
          <table:table-cell table:formula="of:=[.A51]+[.B51]" office:value-type="float" office:value="37.9427290816771">
            <text:p>37,9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13])" office:value-type="float" office:value="11.9313512586439">
            <text:p>11,93</text:p>
          </table:table-cell>
          <table:table-cell table:formula="of:=122-96.36" office:value-type="float" office:value="25.64">
            <text:p>25,64</text:p>
          </table:table-cell>
          <table:table-cell table:formula="of:=[.A52]+[.B52]" office:value-type="float" office:value="37.5713512586439">
            <text:p>37,57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14])" office:value-type="float" office:value="12.0148717370242">
            <text:p>12,01</text:p>
          </table:table-cell>
          <table:table-cell table:formula="of:=122-96.36" office:value-type="float" office:value="25.64">
            <text:p>25,64</text:p>
          </table:table-cell>
          <table:table-cell table:formula="of:=[.A53]+[.B53]" office:value-type="float" office:value="37.6548717370242">
            <text:p>37,65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15])" office:value-type="float" office:value="12.5042849798436">
            <text:p>12,50</text:p>
          </table:table-cell>
          <table:table-cell table:formula="of:=122-96.36" office:value-type="float" office:value="25.64">
            <text:p>25,64</text:p>
          </table:table-cell>
          <table:table-cell table:formula="of:=[.A54]+[.B54]" office:value-type="float" office:value="38.1442849798436">
            <text:p>38,1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16])" office:value-type="float" office:value="10.9707403057926">
            <text:p>10,97</text:p>
          </table:table-cell>
          <table:table-cell table:formula="of:=122-96.36" office:value-type="float" office:value="25.64">
            <text:p>25,64</text:p>
          </table:table-cell>
          <table:table-cell table:formula="of:=[.A55]+[.B55]" office:value-type="float" office:value="36.6107403057926">
            <text:p>36,61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17])" office:value-type="float" office:value="10.5998652282537">
            <text:p>10,60</text:p>
          </table:table-cell>
          <table:table-cell table:formula="of:=122-96.36" office:value-type="float" office:value="25.64">
            <text:p>25,64</text:p>
          </table:table-cell>
          <table:table-cell table:formula="of:=[.A56]+[.B56]" office:value-type="float" office:value="36.2398652282537">
            <text:p>36,2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18])" office:value-type="float" office:value="10.8792069038668">
            <text:p>10,88</text:p>
          </table:table-cell>
          <table:table-cell table:formula="of:=122-96.36" office:value-type="float" office:value="25.64">
            <text:p>25,64</text:p>
          </table:table-cell>
          <table:table-cell table:formula="of:=[.A57]+[.B57]" office:value-type="float" office:value="36.5192069038668">
            <text:p>36,52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19])" office:value-type="float" office:value="9.23889294543144">
            <text:p>9,24</text:p>
          </table:table-cell>
          <table:table-cell table:formula="of:=122-96.36" office:value-type="float" office:value="25.64">
            <text:p>25,64</text:p>
          </table:table-cell>
          <table:table-cell table:formula="of:=[.A58]+[.B58]" office:value-type="float" office:value="34.8788929454314">
            <text:p>34,88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20])" office:value-type="float" office:value="9.81616742202082">
            <text:p>9,82</text:p>
          </table:table-cell>
          <table:table-cell table:formula="of:=122-96.36" office:value-type="float" office:value="25.64">
            <text:p>25,64</text:p>
          </table:table-cell>
          <table:table-cell table:formula="of:=[.A59]+[.B59]" office:value-type="float" office:value="35.4561674220208">
            <text:p>35,46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21])" office:value-type="float" office:value="10.5998652282537">
            <text:p>10,60</text:p>
          </table:table-cell>
          <table:table-cell table:formula="of:=122-96.36" office:value-type="float" office:value="25.64">
            <text:p>25,64</text:p>
          </table:table-cell>
          <table:table-cell table:formula="of:=[.A60]+[.B60]" office:value-type="float" office:value="36.2398652282537">
            <text:p>36,2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22])" office:value-type="float" office:value="6.80860799702427">
            <text:p>6,81</text:p>
          </table:table-cell>
          <table:table-cell table:formula="of:=122-96.36" office:value-type="float" office:value="25.64">
            <text:p>25,64</text:p>
          </table:table-cell>
          <table:table-cell table:formula="of:=[.A61]+[.B61]" office:value-type="float" office:value="32.4486079970243">
            <text:p>32,45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23])" office:value-type="float" office:value="8.38791647890839">
            <text:p>8,39</text:p>
          </table:table-cell>
          <table:table-cell table:formula="of:=122-96.36" office:value-type="float" office:value="25.64">
            <text:p>25,64</text:p>
          </table:table-cell>
          <table:table-cell table:formula="of:=[.A62]+[.B62]" office:value-type="float" office:value="34.0279164789084">
            <text:p>34,03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24])" office:value-type="float" office:value="8.68084920138248">
            <text:p>8,68</text:p>
          </table:table-cell>
          <table:table-cell table:formula="of:=122-96.36" office:value-type="float" office:value="25.64">
            <text:p>25,64</text:p>
          </table:table-cell>
          <table:table-cell table:formula="of:=[.A63]+[.B63]" office:value-type="float" office:value="34.3208492013825">
            <text:p>34,32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25])" office:value-type="float" office:value="8.62305878775872">
            <text:p>8,62</text:p>
          </table:table-cell>
          <table:table-cell table:formula="of:=122-96.36" office:value-type="float" office:value="25.64">
            <text:p>25,64</text:p>
          </table:table-cell>
          <table:table-cell table:formula="of:=[.A64]+[.B64]" office:value-type="float" office:value="34.2630587877587">
            <text:p>34,26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26])" office:value-type="float" office:value="9.23889294543144">
            <text:p>9,24</text:p>
          </table:table-cell>
          <table:table-cell table:formula="of:=122-96.36" office:value-type="float" office:value="25.64">
            <text:p>25,64</text:p>
          </table:table-cell>
          <table:table-cell table:formula="of:=[.A65]+[.B65]" office:value-type="float" office:value="34.8788929454314">
            <text:p>34,88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27])" office:value-type="float" office:value="5.94618725379069">
            <text:p>5,95</text:p>
          </table:table-cell>
          <table:table-cell table:formula="of:=122-96.36" office:value-type="float" office:value="25.64">
            <text:p>25,64</text:p>
          </table:table-cell>
          <table:table-cell table:formula="of:=[.A66]+[.B66]" office:value-type="float" office:value="31.5861872537907">
            <text:p>31,5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28])" office:value-type="float" office:value="7.95972002379122">
            <text:p>7,96</text:p>
          </table:table-cell>
          <table:table-cell table:formula="of:=122-96.36" office:value-type="float" office:value="25.64">
            <text:p>25,64</text:p>
          </table:table-cell>
          <table:table-cell table:formula="of:=[.A67]+[.B67]" office:value-type="float" office:value="33.5997200237912">
            <text:p>33,60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29])" office:value-type="float" office:value="5.32514251989023">
            <text:p>5,33</text:p>
          </table:table-cell>
          <table:table-cell table:formula="of:=122-96.36" office:value-type="float" office:value="25.64">
            <text:p>25,64</text:p>
          </table:table-cell>
          <table:table-cell table:formula="of:=[.A68]+[.B68]" office:value-type="float" office:value="30.9651425198902">
            <text:p>30,97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30])" office:value-type="float" office:value="7.95972002379122">
            <text:p>7,96</text:p>
          </table:table-cell>
          <table:table-cell table:formula="of:=122-96.36" office:value-type="float" office:value="25.64">
            <text:p>25,64</text:p>
          </table:table-cell>
          <table:table-cell table:formula="of:=[.A69]+[.B69]" office:value-type="float" office:value="33.5997200237912">
            <text:p>33,60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 table:style-name="ce2" table:formula="of:=SQRT([.D31])" office:value-type="float" office:value="7.16638980639086">
            <text:p>7,17</text:p>
          </table:table-cell>
          <table:table-cell table:formula="of:=122-96.36" office:value-type="float" office:value="25.64">
            <text:p>25,64</text:p>
          </table:table-cell>
          <table:table-cell table:formula="of:=[.A70]+[.B70]" office:value-type="float" office:value="32.8063898063909">
            <text:p>32,81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4"/>
          <table:table-cell table:style-name="ce13" table:number-columns-repeated="1012"/>
        </table:table-row>
        <table:table-row table:style-name="ro2">
          <table:table-cell/>
          <table:table-cell table:style-name="ce1" table:number-columns-repeated="7"/>
          <table:table-cell table:number-columns-repeated="101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11.05.2015</text:date>, <text:time>03:41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5-08T11:38:54.66</meta:creation-date>
    <dc:date>2015-05-08T15:27:15.41</dc:date>
    <meta:editing-duration>PT2H56M15S</meta:editing-duration>
    <meta:editing-cycles>7</meta:editing-cycles>
    <meta:generator>OpenOffice.org/3.2$Win32 OpenOffice.org_project/320m12$Build-9483</meta:generator>
    <meta:document-statistic meta:table-count="3" meta:cell-count="374" meta:object-count="0"/>
    <meta:user-defined meta:name="qrichtext">1</meta:user-defined>
  </office:meta>
</office:document-meta>
</file>